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fo:color="#ffffff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 style:list-style-name="WWNum3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6" style:family="paragraph" style:parent-style-name="Standard" style:list-style-name="WWNum4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7" style:family="paragraph" style:parent-style-name="Standard" style:list-style-name="WWNum2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8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9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</style:style>
    <style:style style:name="P10" style:family="paragraph" style:parent-style-name="Standard">
      <loext:graphic-properties draw:fill="solid" draw:fill-color="#ffffff"/>
      <style:paragraph-properties fo:margin-left="0.5in" fo:margin-right="0in" fo:text-indent="0in" style:auto-text-indent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="solid" draw:fill-color="#ffffff"/>
      <style:paragraph-properties fo:margin-left="0in" fo:margin-right="0in" fo:text-indent="0.5in" style:auto-text-indent="false" fo:background-color="#ffffff"/>
    </style:style>
    <style:style style:name="P12" style:family="paragraph" style:parent-style-name="Standard" style:master-page-name="Standard">
      <loext:graphic-properties draw:fill="solid" draw:fill-color="#ffffff"/>
      <style:paragraph-properties style:page-number="1" fo:background-color="#ffffff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4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5" style:family="text">
      <style:text-properties fo:color="#ffffff" style:font-name="Times New Roman" fo:font-size="14pt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Week 1: Natural Language Toolkit (NLTK)</text:span></text:p>
      <text:p text:style-name="P2"/>
      <text:p text:style-name="P1"><text:span text:style-name="T1">Assignment</text:span></text:p>
      <text:p text:style-name="P2"/>
      <text:list xml:id="list2494820246" text:style-name="WWNum3">
        <text:list-item>
          <text:p text:style-name="P5"><text:span text:style-name="T2">Complete W3 Schools’ Python RegEx (regular expression) tutorial: </text:span></text:p>
        </text:list-item>
      </text:list>
      <text:p text:style-name="P9"><text:a xlink:type="simple" xlink:href="https://www.w3schools.com/python/python_regex.asp" text:style-name="ListLabel_20_37" text:visited-style-name="ListLabel_20_37"><text:span text:style-name="T4">https://www.w3schools.com/python/python_regex.asp</text:span></text:a></text:p>
      <text:p text:style-name="P9"><text:span text:style-name="T1">Including the “Try it yourself” buttons!</text:span></text:p>
      <text:p text:style-name="P2"/>
      <text:list xml:id="list235147572348204" text:continue-numbering="true" text:style-name="WWNum3">
        <text:list-item>
          <text:p text:style-name="P5"><text:span text:style-name="T2">Watch the video “Understand NLP: NLTK” in section 10 of the LinkedIn Learning course, “Data Science Foundations: Python Scientific Stack”</text:span></text:p>
        </text:list-item>
      </text:list>
      <text:p text:style-name="P9"><text:a xlink:type="simple" xlink:href="https://www.linkedin.com/learning/data-science-foundations-python-scientific-stack-17064277/understand-nlp-nltk?u=50251009" text:style-name="ListLabel_20_37" text:visited-style-name="ListLabel_20_37"><text:span text:style-name="T4">https://www.linkedin.com/learning/data-science-foundations-python-scientific-stack-17064277/understand-nlp-nltk?u=50251009</text:span></text:a><text:span text:style-name="T1"> </text:span></text:p>
      <text:p text:style-name="P10"/>
      <text:p text:style-name="P9"><text:span text:style-name="T1">All University staff and students have access to LinkedIn Learning; you can search for it within the MyEd portal and connect your LinkedIn Learning account to your University account.</text:span></text:p>
      <text:p text:style-name="P3"/>
      <text:list xml:id="list235146371143613" text:continue-numbering="true" text:style-name="WWNum3">
        <text:list-item>
          <text:p text:style-name="P5"><text:span text:style-name="T2">Read “Why I Dig: Feminist Approaches to Text Analysis” by Lisa Marie Rhody: </text:span><text:a xlink:type="simple" xlink:href="https://dhdebates.gc.cuny.edu/read/untitled/section/508c8664-15c8-4262-a72a-e49299873d11" text:style-name="ListLabel_20_37" text:visited-style-name="ListLabel_20_37"><text:span text:style-name="T4">https://dhdebates.gc.cuny.edu/read/untitled/section/508c8664-15c8-4262-a72a-e49299873d11</text:span></text:a><text:span text:style-name="T1"> </text:span></text:p>
        </text:list-item>
      </text:list>
      <text:p text:style-name="P2"/>
      <text:list xml:id="list235147748040783" text:continue-numbering="true" text:style-name="WWNum3">
        <text:list-item>
          <text:p text:style-name="P5"><text:span text:style-name="T2">Watch sections 2-5 in the LinkedIn Learning course, “Processing Text with Python Essential Training”:</text:span></text:p>
        </text:list-item>
      </text:list>
      <text:p text:style-name="P9"><text:a xlink:type="simple" xlink:href="https://www.linkedin.com/learning/processing-text-with-python-essential-training/reading-raw-files?u=50251009" text:style-name="ListLabel_20_37" text:visited-style-name="ListLabel_20_37"><text:span text:style-name="T4">https://www.linkedin.com/learning/processing-text-with-python-essential-training/reading-raw-files?u=50251009</text:span></text:a><text:span text:style-name="T1"> </text:span></text:p>
      <text:p text:style-name="P2"/>
      <text:list xml:id="list235148123154207" text:continue-numbering="true" text:style-name="WWNum3">
        <text:list-item>
          <text:p text:style-name="P5"><text:span text:style-name="T1">Note how the article from #3 and the video from #4 talk about stop words. What differences do you see in the value they each put on stop words?</text:span></text:p>
        </text:list-item>
      </text:list>
      <text:p text:style-name="P2"/>
      <text:list xml:id="list235147098590046" text:continue-numbering="true" text:style-name="WWNum3">
        <text:list-item>
          <text:p text:style-name="P5"><text:soft-page-break/><text:span text:style-name="T2">OPTIONAL: Complete #4-13 (“Tokenising Text” through “Part-of-Speech Tagging Text”) in the Library Carpentry: Text and Data Mining </text:span></text:p>
        </text:list-item>
      </text:list>
      <text:p text:style-name="P9"><text:a xlink:type="simple" xlink:href="http://librarycarpentry.org/lc-tdm/" text:style-name="ListLabel_20_37" text:visited-style-name="ListLabel_20_37"><text:span text:style-name="T4">http://librarycarpentry.org/lc-tdm/</text:span></text:a><text:span text:style-name="T1"> </text:span></text:p>
      <text:p text:style-name="P11"><text:span text:style-name="T1">Complete the exercises in your own Jupyter Notebook!</text:span></text:p>
      <text:p text:style-name="P2"/>
      <text:p text:style-name="P2"/>
      <text:p text:style-name="P2"/>
      <text:p text:style-name="P1"><text:span text:style-name="T1">Don’t miss out on the extra resources (not part of the assignment) on the next page!</text:span></text:p>
      <text:p text:style-name="P2"/>
      <text:p text:style-name="P1"><text:span text:style-name="T2">Go Further</text:span></text:p>
      <text:p text:style-name="P2"/>
      <text:p text:style-name="P1"><text:span text:style-name="T1">Read: the NLTK book, Chapter 1, Language Processing with Python:</text:span></text:p>
      <text:p text:style-name="P1"><text:a xlink:type="simple" xlink:href="https://www.nltk.org/book/ch01.html" text:style-name="ListLabel_20_37" text:visited-style-name="ListLabel_20_37"><text:span text:style-name="T4">https://www.nltk.org/book/ch01.html</text:span></text:a></text:p>
      <text:p text:style-name="P2"/>
      <text:p text:style-name="P1"><text:span text:style-name="T1">Read: Word Embeddings: A Very Short Introduction by Anouk Lang:</text:span></text:p>
      <text:p text:style-name="P1"><text:a xlink:type="simple" xlink:href="https://aelang.github.io/word-embeddings" text:style-name="ListLabel_20_37" text:visited-style-name="ListLabel_20_37"><text:span text:style-name="T4">https://aelang.github.io/word-embeddings</text:span></text:a><text:span text:style-name="T1"> </text:span></text:p>
      <text:p text:style-name="P2"/>
      <text:p text:style-name="P2"/>
      <text:p text:style-name="P1"><text:span text:style-name="T2">Helpful Resources</text:span></text:p>
      <text:p text:style-name="P2"/>
      <text:p text:style-name="P2"/>
      <text:list xml:id="list1552646606" text:style-name="WWNum4">
        <text:list-item>
          <text:p text:style-name="P6"><text:span text:style-name="T1">Natural Language Processing with Python – Analyzing Text with the Natural Language Toolkit, 3rd Edition, by Steven Bird, Ewan Klein and Edward Loper (2019): </text:span></text:p>
        </text:list-item>
      </text:list>
      <text:p text:style-name="P9"><text:soft-page-break/><text:a xlink:type="simple" xlink:href="https://www.nltk.org/book/" text:style-name="ListLabel_20_37" text:visited-style-name="ListLabel_20_37"><text:span text:style-name="T4">https://www.nltk.org/book/</text:span></text:a><text:span text:style-name="T1"> </text:span></text:p>
      <text:p text:style-name="P2"/>
      <text:list xml:id="list816338105" text:style-name="WWNum2">
        <text:list-item>
          <text:p text:style-name="P7"><text:span text:style-name="T1">NLTK Documentation: </text:span></text:p>
        </text:list-item>
      </text:list>
      <text:p text:style-name="P9"><text:a xlink:type="simple" xlink:href="https://www.nltk.org" text:style-name="ListLabel_20_37" text:visited-style-name="ListLabel_20_37"><text:span text:style-name="T4">https://www.nltk.org</text:span></text:a><text:span text:style-name="T1"> </text:span></text:p>
      <text:p text:style-name="P2"/>
      <text:list xml:id="list2228545318" text:style-name="WWNum1">
        <text:list-item>
          <text:p text:style-name="P8"><text:span text:style-name="T1">NLTK Demos (no coding required!):</text:span></text:p>
        </text:list-item>
      </text:list>
      <text:p text:style-name="P9"><text:a xlink:type="simple" xlink:href="http://text-processing.com/demo/" text:style-name="ListLabel_20_37" text:visited-style-name="ListLabel_20_37"><text:span text:style-name="T4">http://text-processing.com/demo/</text:span></text:a><text:span text:style-name="T1"> </text:span></text:p>
      <text:p text:style-name="P2"/>
      <text:p text:style-name="P1"><text:span text:style-name="T5">Go Further</text:span></text:p>
      <text:p text:style-name="P4"/>
      <text:p text:style-name="P4"/>
      <text:p text:style-name="P1"><text:span text:style-name="T5">Read</text:span></text:p>
      <text:p text:style-name="P1"><text:span text:style-name="T5">:</text:span></text:p>
      <text:p text:style-name="P1"><text:span text:style-name="T5">the NLTK book,</text:span></text:p>
      <text:p text:style-name="P1"><text:span text:style-name="T5">Chapter 1,</text:span></text:p>
      <text:p text:style-name="P1"><text:span text:style-name="T5">Language Processing with Python</text:span></text:p>
      <text:p text:style-name="P1"><text:span text:style-name="T5">:</text:span></text:p>
      <text:p text:style-name="P4"/>
      <text:p text:style-name="P1"><text:span text:style-name="T5">https://www.nltk.org/book/ch01.html</text:span></text:p>
      <text:p text:style-name="P4"/>
      <text:p text:style-name="P4"/>
      <text:p text:style-name="P1"><text:soft-page-break/><text:span text:style-name="T5">Read:</text:span></text:p>
      <text:p text:style-name="P1"><text:span text:style-name="T5">Word Embeddings: A Very Short Introduction</text:span></text:p>
      <text:p text:style-name="P1"><text:span text:style-name="T5">by Anouk Lang:</text:span></text:p>
      <text:p text:style-name="P4"/>
      <text:p text:style-name="P1"><text:span text:style-name="T5">https://aelang.github.io/word</text:span></text:p>
      <text:p text:style-name="P1"><text:span text:style-name="T5">-</text:span></text:p>
      <text:p text:style-name="P1"><text:span text:style-name="T5">embeddings</text:span></text:p>
      <text:p text:style-name="P4"/>
      <text:p text:style-name="P4"/>
      <text:p text:style-name="P4"/>
      <text:p text:style-name="P1"><text:span text:style-name="T5">Helpful</text:span></text:p>
      <text:p text:style-name="P1"><text:span text:style-name="T5">Resources</text:span></text:p>
      <text:p text:style-name="P4"/>
      <text:p text:style-name="P4"/>
      <text:p text:style-name="P1"><text:span text:style-name="T5">•</text:span></text:p>
      <text:p text:style-name="P1"><text:span text:style-name="T5">Natural Language Processing with Python</text:span></text:p>
      <text:p text:style-name="P1"><text:span text:style-name="T5">–</text:span></text:p>
      <text:p text:style-name="P1"><text:span text:style-name="T5">Analyzing Text with the Natural Language</text:span></text:p>
      <text:p text:style-name="P4"/>
      <text:p text:style-name="P1"><text:span text:style-name="T5">Toolkit</text:span></text:p>
      <text:p text:style-name="P1"><text:span text:style-name="T5">, 3</text:span></text:p>
      <text:p text:style-name="P1"><text:soft-page-break/><text:span text:style-name="T5">rd</text:span></text:p>
      <text:p text:style-name="P1"><text:span text:style-name="T5">Edition,</text:span></text:p>
      <text:p text:style-name="P1"><text:span text:style-name="T5">by Steven Bird, Ewan Klein and Edw</text:span></text:p>
      <text:p text:style-name="P1"><text:span text:style-name="T5">ard Loper</text:span></text:p>
      <text:p text:style-name="P1"><text:span text:style-name="T5">(2019)</text:span></text:p>
      <text:p text:style-name="P1"><text:span text:style-name="T5">:</text:span></text:p>
      <text:p text:style-name="P4"/>
      <text:p text:style-name="P1"><text:span text:style-name="T5">https://www.nltk.org/book/</text:span></text:p>
      <text:p text:style-name="P4"/>
      <text:p text:style-name="P1"><text:span text:style-name="T5">•</text:span></text:p>
      <text:p text:style-name="P1"><text:span text:style-name="T5">NLTK Documentation:</text:span></text:p>
      <text:p text:style-name="P1"><text:span text:style-name="T5">https://www.nltk.org</text:span></text:p>
      <text:p text:style-name="P4"/>
      <text:p text:style-name="P1"><text:span text:style-name="T5">•</text:span></text:p>
      <text:p text:style-name="P1"><text:span text:style-name="T5">NLTK Demos (no coding required!):</text:span></text:p>
      <text:p text:style-name="P1"><text:span text:style-name="T5">http://text</text:span></text:p>
      <text:p text:style-name="P1"><text:span text:style-name="T5">-</text:span></text:p>
      <text:p text:style-name="P1"><text:span text:style-name="T5">processing.com/demo/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en" fo:country="none" style:letter-kerning="false" style:font-name-asian="Verdana1" style:font-size-asian="12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2pt" fo:language="en" fo:country="none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65" meta:word-count="312" meta:character-count="2509" meta:non-whitespace-character-count="2257"/>
    <meta:generator>LibreOfficeDev/6.0.5.2$Linux_X86_64 LibreOffice_project/</meta:generator>
  </office:meta>
</office:document-meta>
</file>